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d6fb"/>
    </style:style>
    <style:style style:name="P2" style:family="paragraph" style:parent-style-name="Standard">
      <style:text-properties fo:font-weight="bold" officeooo:paragraph-rsid="00260ed3" style:font-weight-asian="bold" style:font-weight-complex="bold"/>
    </style:style>
    <style:style style:name="P3" style:family="paragraph" style:parent-style-name="Standard">
      <style:text-properties fo:font-weight="bold" officeooo:paragraph-rsid="002a72f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officeooo:rsid="001f789c" officeooo:paragraph-rsid="001f789c" style:font-style-asian="italic" style:font-style-complex="italic"/>
    </style:style>
    <style:style style:name="P6" style:family="paragraph" style:parent-style-name="Standard">
      <style:text-properties fo:font-style="italic" officeooo:rsid="00260ed3" officeooo:paragraph-rsid="00260ed3" style:font-style-asian="italic" style:font-style-complex="italic"/>
    </style:style>
    <style:style style:name="P7" style:family="paragraph" style:parent-style-name="Standard">
      <style:text-properties fo:font-style="italic" officeooo:rsid="002973e9" officeooo:paragraph-rsid="002973e9" style:font-style-asian="italic" style:font-style-complex="italic"/>
    </style:style>
    <style:style style:name="P8" style:family="paragraph" style:parent-style-name="Standard">
      <style:text-properties fo:font-style="italic" fo:font-weight="bold" officeooo:paragraph-rsid="00260ed3" style:font-style-asian="italic" style:font-weight-asian="bold" style:font-style-complex="italic" style:font-weight-complex="bold"/>
    </style:style>
    <style:style style:name="P9" style:family="paragraph" style:parent-style-name="Standard">
      <style:text-properties fo:font-style="italic" fo:font-weight="normal" officeooo:rsid="00260ed3" officeooo:paragraph-rsid="002a72fd" style:font-style-asian="italic" style:font-weight-asian="normal" style:font-style-complex="italic" style:font-weight-complex="normal"/>
    </style:style>
    <style:style style:name="P10" style:family="paragraph" style:parent-style-name="Standard">
      <style:text-properties officeooo:rsid="0021db51" officeooo:paragraph-rsid="0024cf34"/>
    </style:style>
    <style:style style:name="P11" style:family="paragraph" style:parent-style-name="Standard">
      <style:text-properties officeooo:paragraph-rsid="00260ed3"/>
    </style:style>
    <style:style style:name="P12" style:family="paragraph" style:parent-style-name="Standard">
      <style:text-properties officeooo:rsid="00260ed3" officeooo:paragraph-rsid="00260ed3"/>
    </style:style>
    <style:style style:name="P13" style:family="paragraph" style:parent-style-name="Standard">
      <style:text-properties officeooo:rsid="00276bac" officeooo:paragraph-rsid="00276bac"/>
    </style:style>
    <style:style style:name="P14" style:family="paragraph" style:parent-style-name="Standard">
      <style:text-properties officeooo:rsid="00276bac" officeooo:paragraph-rsid="0027f7e6"/>
    </style:style>
    <style:style style:name="P15" style:family="paragraph" style:parent-style-name="Standard">
      <style:text-properties officeooo:rsid="00276bac" officeooo:paragraph-rsid="002973e9"/>
    </style:style>
    <style:style style:name="P16" style:family="paragraph" style:parent-style-name="Standard">
      <style:text-properties officeooo:paragraph-rsid="00276bac"/>
    </style:style>
    <style:style style:name="P17" style:family="paragraph" style:parent-style-name="Standard">
      <style:text-properties officeooo:paragraph-rsid="0027f7e6"/>
    </style:style>
    <style:style style:name="T1" style:family="text">
      <style:text-properties officeooo:rsid="0020ba05"/>
    </style:style>
    <style:style style:name="T2" style:family="text">
      <style:text-properties officeooo:rsid="0022e20f"/>
    </style:style>
    <style:style style:name="T3" style:family="text">
      <style:text-properties officeooo:rsid="00260ed3"/>
    </style:style>
    <style:style style:name="T4" style:family="text">
      <style:text-properties fo:font-style="italic" style:font-style-asian="italic" style:font-style-complex="italic"/>
    </style:style>
    <style:style style:name="T5" style:family="text">
      <style:text-properties fo:font-style="italic" officeooo:rsid="00276bac" style:font-style-asian="italic" style:font-style-complex="italic"/>
    </style:style>
    <style:style style:name="T6" style:family="text">
      <style:text-properties fo:font-style="italic" officeooo:rsid="00260ed3" style:font-style-asian="italic" style:font-style-complex="italic"/>
    </style:style>
    <style:style style:name="T7" style:family="text">
      <style:text-properties officeooo:rsid="0027f7e6"/>
    </style:style>
    <style:style style:name="T8" style:family="text">
      <style:text-properties officeooo:rsid="00284535"/>
    </style:style>
    <style:style style:name="T9" style:family="text">
      <style:text-properties officeooo:rsid="002892f4"/>
    </style:style>
    <style:style style:name="T10" style:family="text">
      <style:text-properties officeooo:rsid="002973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6">-Para estas duas prime</text:span><text:span text:style-name="T5">i</text:span><text:span text:style-name="T6">ras partes,</text:span><text:span text:style-name="T3"> </text:span></text:p>
      <text:p text:style-name="P12"/>
      <text:p text:style-name="P2">Saber se vivemos em um Universo finito ou infinito, conhecer o seu formato e o seu tamanho,</text:p>
      <text:p text:style-name="P2">ou, mais especificamente, determinar a topologia cósmica, faz parte das grandes questões</text:p>
      <text:p text:style-name="P2">fundamentais em aberto da cosmologia moderna. Porém, ao contrário da geometria, a</text:p>
      <text:p text:style-name="P2">topologia não é descrita por uma teoria fundamental e só pode ser deduzida atualmente a</text:p>
      <text:p text:style-name="P2">partir de observações.</text:p>
      <text:p text:style-name="P2"/>
      <text:p text:style-name="P2">A busca pelos chamados círculos no céu era uma promissora abordagem observacional na</text:p>
      <text:p text:style-name="P2">tentativa de encontrar evidências de uma topologia cósmica não trivial, baseada em procurar</text:p>
      <text:p text:style-name="P2">padrões de repetição específicos nas flutuações de temperatura da radiação cósmica de</text:p>
      <text:p text:style-name="P8">fundo (CMB). Porém, &lt;inserir falhas&gt;.</text:p>
      <text:p text:style-name="P4"/>
      <text:p text:style-name="P6">-minha sugestão <text:span text:style-name="T10">seria</text:span>: </text:p>
      <text:p text:style-name="P6"/>
      <text:p text:style-name="P1"><text:span text:style-name="T1">Medidas recente de diversos observáveis cosmológicos, entre eles a Radiação Cósmica de Fundo (RCF), permitem discriminar entre modelos cosmológicos e ajudam a encontrar aquele que melhor descreve a evolução do Universo, suas propriedades e estrutura em grande escala. No entanto, a cosmologia moderna ainda apresenta diversas questões em aberto, como, por exemplo, a finitude ou não do Universo em que vivemos, seu formato, tamanho e, mais especificamente, sua topologia. De fato, ao contrário da geometria, a </text:span>topologia não é descrita por uma teoria fundamental e só pode ser deduzida atualmente a <text:span text:style-name="T1">partir de observações.</text:span></text:p>
      <text:p text:style-name="Standard"/>
      <text:p text:style-name="P10">Apesar de preservar localmente uma geometria isotrópica e homogênea, uma topologia não-trivial do Universo pode introduzir <text:span text:style-name="T2">assimetrias e alinhamentos e levar a uma falta de correlação angular em grandes escalas angulares. Dados de flutuações de temperatura da RCF, especificamente, já foi e continua sendo extensivamente explorados com o objetivo de procurar por assinaturas características que podem estar associadas à presença de topologia. <text:s/>Um exemplo é a busca pelos chamados círculos-no-céu, ou seja, padrões circulares repetitivos impressos na RCF. No entanto, estudos detalhadas usando este e outros métodos não encontraram sinal estatisticamente significativo de uma topologia não-trivial do Universo. </text:span></text:p>
      <text:p text:style-name="Standard"/>
      <text:p text:style-name="Standard"/>
      <text:p text:style-name="P7">-Para a última parte: </text:p>
      <text:p text:style-name="P7"/>
      <text:p text:style-name="P3">Neste trabalho, queremos contornar o problema atual na detecção da topologia cósmica</text:p>
      <text:p text:style-name="P3">através de outros métodos. Sabemos que a topologia impõe restrições sobre os modos de</text:p>
      <text:p text:style-name="P3">Fourier das flutuações de densidade, independente da escala de compactificação. Podemos</text:p>
      <text:p text:style-name="P3">calcular como essas condições se refletem na superfície de último espalhamento, cujas</text:p>
      <text:p text:style-name="P3">anisotropias podemos observar diretamente na radiação cósmica de fundo. Procuramos</text:p>
      <text:p text:style-name="P3">relacionar a assinatura da topologia nos harmônicos esféricos da CMB com parâmetros</text:p>
      <text:p text:style-name="P3">topológicos, como classe, comprimentos de compactificação e a nossa posição como</text:p>
      <text:p text:style-name="P3">observadores. Esta assinatura topológica pode se refletir no espectro de potência da radiação</text:p>
      <text:p text:style-name="P3">cósmica de fundo, em particular para multipolos mais baixos, porém esse efeito pode ser</text:p>
      <text:p text:style-name="P3">ofuscado pela variância cósmica. Talvez seja possível encontrar sinais mais intensos na matriz</text:p>
      <text:p text:style-name="P3">de correlação entre modos, e outras formas sutis de anisotropias e não-gaussianidades.</text:p>
      <text:p text:style-name="P3">Desejamos fazer isso de forma sistemática para todas as classes topológicas possíveis para</text:p>
      <text:p text:style-name="P3">espaços planos ou seções espaciais de curvatura nula, comparando dados experimentais com</text:p>
      <text:p text:style-name="P3">simulações que incorporam a topologia e a dinâmica local da evolução das flutuações</text:p>
      <text:p text:style-name="P3">primordiais de densidade e utilizando métodos de Monte Carlo para encontrar o melhor</text:p>
      <text:p text:style-name="P3">ajuste para os dados de anisotropias da radiação cósmica de fundo em função de parâmetros</text:p>
      <text:p text:style-name="P3">topológicos e da posição do observador.</text:p>
      <text:p text:style-name="P9"><text:soft-page-break/>-minha sugestão <text:span text:style-name="T10">seria</text:span>: </text:p>
      <text:p text:style-name="Standard"/>
      <text:p text:style-name="P15">O presente trabalho tem por objetivo explorar a detecção de uma topologia cósmica fazendo uso de métodos alternativos e eficientes para análise estatística de dados da RCF. <text:span text:style-name="T7">S</text:span>abe-se que <text:s/>topologia impõe restrições sobre os modos de Fourier das flutuações de densidade, independente da escala de compactificação. Neste sentido, é possível calcular como essas condições se refletem na superfície de último espalhamento, ou seja, <text:span text:style-name="T7">n</text:span>os padrões impressos nas anisotropias <text:span text:style-name="T7">de temperatura da RCF</text:span>. <text:span text:style-name="T7">Iremos procurar pela assinatura de topologia tanto no espaço de harmônicos esféricos como no espaço real de distribuição de temperatura, associando este sinal a parâmetros topológicos, como classe, comprimentos de compactificação e a nossa posição como </text:span>observadores. <text:span text:style-name="T8">Para tal investigaremos como a assinatura topológica apareceria no espetro de potência angular da RCF, em <text:s/>particular para multipolos mais baixos (grandes escalas angulares). Como esta região do espectro sofre com o efeito do da variância cósmica, analisaremos também a matriz </text:span>de correlação entre <text:span text:style-name="T9">os</text:span> modos, <text:span text:style-name="T9">além de identificar os tipos de anisotropias e não-gaussianidades introduzidas por determinada topologia. Pretendemos fazer isso de forma sistemática para diferentes classes topológicas, seja para espaços planos ou seções espaciais de curvatura nula, utilizando simulações da distribuição de temperatura da RCF. Em outras palavras, iremos produzir mapas da RCF, utilizando o esquema de pixelização do HEALPix, incorporando topologia. Por fim, analisaremos também dados obtidos com o satélite Planck, utilizando métodos de Monte Carlo para estimar os valores de melhor ajuste dos parâmetros topológicos considerados na simulação. </text:span></text:p>
      <text:p text:style-name="P13"/>
      <text:p text:style-name="P1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9:05:14.080222222</meta:creation-date>
    <dc:date>2019-05-13T18:19:06.305830153</dc:date>
    <meta:editing-duration>PT2M16S</meta:editing-duration>
    <meta:editing-cycles>2</meta:editing-cycles>
    <meta:generator>LibreOffice/6.1.5.2$Linux_X86_64 LibreOffice_project/10$Build-2</meta:generator>
    <meta:document-statistic meta:table-count="0" meta:image-count="0" meta:object-count="0" meta:page-count="2" meta:paragraph-count="33" meta:word-count="756" meta:character-count="5209" meta:non-whitespace-character-count="4477"/>
  </office:meta>
</office:document-meta>
</file>